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13.81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61.24mm"/>
    </style:style>
    <style:style style:name="co5" style:family="table-column">
      <style:table-column-properties fo:break-before="auto" style:column-width="96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11.32mm" fo:break-before="auto" style:use-optimal-row-height="true"/>
    </style:style>
    <style:style style:name="ro4" style:family="table-row">
      <style:table-row-properties style:row-height="4.97mm" fo:break-before="auto" style:use-optimal-row-height="true"/>
    </style:style>
    <style:style style:name="ro5" style:family="table-row">
      <style:table-row-properties style:row-height="9.37mm" fo:break-before="auto" style:use-optimal-row-height="true"/>
    </style:style>
    <style:style style:name="ro6" style:family="table-row">
      <style:table-row-properties style:row-height="4.83mm" fo:break-before="auto" style:use-optimal-row-height="true"/>
    </style:style>
    <style:style style:name="ro7" style:family="table-row">
      <style:table-row-properties style:row-height="7.85mm" fo:break-before="auto" style:use-optimal-row-height="true"/>
    </style:style>
    <style:style style:name="ro8" style:family="table-row">
      <style:table-row-properties style:row-height="16.47mm" fo:break-before="auto" style:use-optimal-row-height="true"/>
    </style:style>
    <style:style style:name="ro9" style:family="table-row">
      <style:table-row-properties style:row-height="15.88mm" fo:break-before="auto" style:use-optimal-row-height="true"/>
    </style:style>
    <style:style style:name="ro10" style:family="table-row">
      <style:table-row-properties style:row-height="14.82mm" fo:break-before="auto" style:use-optimal-row-height="false"/>
    </style:style>
    <style:style style:name="ro11" style:family="table-row">
      <style:table-row-properties style:row-height="18.59mm" fo:break-before="auto" style:use-optimal-row-height="true"/>
    </style:style>
    <style:style style:name="ro12" style:family="table-row">
      <style:table-row-properties style:row-height="34.01mm" fo:break-before="auto" style:use-optimal-row-height="false"/>
    </style:style>
    <style:style style:name="ro13" style:family="table-row">
      <style:table-row-properties style:row-height="14.96mm" fo:break-before="auto" style:use-optimal-row-height="true"/>
    </style:style>
    <style:style style:name="ro14" style:family="table-row">
      <style:table-row-properties style:row-height="13.76mm" fo:break-before="auto" style:use-optimal-row-height="true"/>
    </style:style>
    <style:style style:name="ro15" style:family="table-row">
      <style:table-row-properties style:row-height="12.7mm" fo:break-before="auto" style:use-optimal-row-height="false"/>
    </style:style>
    <style:style style:name="ro16" style:family="table-row">
      <style:table-row-properties style:row-height="31.13mm" fo:break-before="auto" style:use-optimal-row-height="false"/>
    </style:style>
    <style:style style:name="ro17" style:family="table-row">
      <style:table-row-properties style:row-height="27.96mm" fo:break-before="auto" style:use-optimal-row-height="false"/>
    </style:style>
    <style:style style:name="ro18" style:family="table-row">
      <style:table-row-properties style:row-height="23.58mm" fo:break-before="auto" style:use-optimal-row-height="false"/>
    </style:style>
    <style:style style:name="ro19" style:family="table-row">
      <style:table-row-properties style:row-height="9.82mm" fo:break-before="auto" style:use-optimal-row-height="false"/>
    </style:style>
    <style:style style:name="ro20" style:family="table-row">
      <style:table-row-properties style:row-height="22.97mm" fo:break-before="auto" style:use-optimal-row-height="false"/>
    </style:style>
    <style:style style:name="ro21" style:family="table-row">
      <style:table-row-properties style:row-height="27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st9l_28_b1z_29_">
      <style:table-cell-properties fo:background-color="#000000" fo:border="2.01pt solid #ffffff"/>
      <style:text-properties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18" style:family="table-cell" style:parent-style-name="st9l_28_b1z_29_">
      <style:table-cell-properties fo:background-color="#000000" style:text-align-source="fix" style:repeat-content="false" style:vertical-align="middle"/>
      <style:paragraph-properties fo:text-align="center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style:font-name="Cambria Math" fo:font-weight="normal" style:font-weight-asian="normal" style:font-name-complex="Cambria" style:font-weight-complex="normal"/>
    </style:style>
    <style:style style:name="ce22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3" style:family="table-cell" style:parent-style-name="st9l_28_b1z_29_"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4" style:family="table-cell" style:parent-style-name="st9l_28_b1z_29_"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5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2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" fo:font-size="10pt" fo:font-weight="normal" style:font-size-asian="10pt" style:font-weight-asian="normal" style:font-name-complex="Cambria" style:font-size-complex="10pt" style:font-weight-complex="normal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28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st9l_28_b1z_29_">
      <style:table-cell-properties fo:background-color="#000000" fo:wrap-option="wrap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31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 Math" fo:language="fr" fo:country="LU" fo:font-weight="normal" style:language-asian="hi" style:country-asian="IN" style:font-weight-asian="normal" style:font-name-complex="Cambria" style:language-complex="en" style:country-complex="US" style:font-weight-complex="normal"/>
    </style:style>
    <style:style style:name="ce32" style:family="table-cell" style:parent-style-name="st9l_28_b1z_29_">
      <style:table-cell-properties fo:background-color="#000000" fo:border="2.01pt solid #ffffff"/>
      <style:text-properties style:font-name="Cambria Math" fo:font-size="10pt" fo:language="fr" fo:country="LU" fo:font-weight="normal" style:font-name-asian="Microsoft YaHei" style:font-size-asian="10pt" style:language-asian="hi" style:country-asian="IN" style:font-weight-asian="normal" style:font-name-complex="Cambria" style:font-size-complex="10pt" style:language-complex="en" style:country-complex="US" style:font-weight-complex="normal"/>
    </style:style>
    <style:style style:name="ce33" style:family="table-cell" style:parent-style-name="st9l_28_b1z_29_">
      <style:table-cell-properties fo:background-color="#000000"/>
      <style:text-properties fo:color="#ed1c24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34" style:family="table-cell" style:parent-style-name="st9l_28_b1z_29_">
      <style:table-cell-properties fo:background-color="#000000" style:vertical-align="automatic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Cambri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st9l_28_b1z_29_">
      <style:table-cell-properties fo:background-color="#000000"/>
      <style:text-properties fo:color="#ffffff" style:font-name="Cambria Math" fo:font-size="10pt" fo:font-weight="normal" style:font-size-asian="10pt" style:font-weight-asian="bold" style:font-name-complex="Cambria" style:font-size-complex="10pt" style:font-weight-complex="bold"/>
    </style:style>
    <style:style style:name="ce37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Times New Roman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38" style:family="table-cell" style:parent-style-name="st9l_28_b1z_29_">
      <style:table-cell-properties fo:background-color="#000000"/>
      <style:text-properties fo:color="#ffffff" style:font-name="Cambria Math" fo:font-size="10pt" fo:language="en" fo:country="US" fo:font-weight="normal" style:font-name-asian="Segoe UI" style:font-size-asian="10pt" style:language-asian="en" style:country-asian="US" style:font-weight-asian="normal" style:font-name-complex="Cambria" style:font-size-complex="10pt" style:font-weight-complex="normal"/>
    </style:style>
    <style:style style:name="ce39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name-asian="Segoe UI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40" style:family="table-cell" style:parent-style-name="st9l_28_b1z_29_">
      <style:table-cell-properties fo:background-color="#000000"/>
      <style:text-properties fo:color="#ffffff" style:font-name="Cambria Math" fo:font-size="10pt" fo:language="none" fo:country="none" fo:font-weight="normal" style:font-size-asian="10pt" style:language-asian="none" style:country-asian="none" style:font-weight-asian="normal" style:font-name-complex="Cambria" style:font-size-complex="10pt" style:language-complex="none" style:country-complex="none" style:font-weight-complex="normal"/>
    </style:style>
    <style:style style:name="ce41" style:family="table-cell" style:parent-style-name="st9l_28_b1z_29_">
      <style:text-properties fo:color="#ffffff" style:font-name="Cambria Math" fo:font-size="10pt" fo:language="none" fo:country="none" fo:font-weight="normal" style:font-name-asian="Times New Roman" style:font-size-asian="12pt" style:language-asian="none" style:country-asian="none" style:font-weight-asian="bold" style:font-name-complex="Cambria" style:font-size-complex="10pt" style:font-weight-complex="bold"/>
    </style:style>
    <style:style style:name="ce42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Cambria Math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Cambri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fo:color="#ffffff"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44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mm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45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mm"/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ce46" style:family="table-cell" style:parent-style-name="Default">
      <style:text-properties style:font-name="Cambria Math" fo:font-size="10pt" fo:font-weight="normal" style:font-size-asian="10pt" style:font-weight-asian="normal" style:font-name-complex="Cambria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color="#ffffff"/>
    </style:style>
    <style:style style:name="T3" style:family="text">
      <style:text-properties fo:font-size="12pt" fo:font-weight="bold" style:text-underline-style="none" style:text-underline-color="font-color" fo:font-style="normal" style:letter-kerning="true" fo:language="none" fo:country="none" style:language-asian="none" style:country-asian="none" style:font-name-asian="Mangal" style:font-size-asian="12pt" style:font-size-complex="12pt" style:font-weight-asian="bold" style:font-weight-complex="bold" style:font-style-asian="normal" style:font-style-complex="normal"/>
    </style:style>
    <style:style style:name="T4" style:family="text">
      <style:text-properties style:text-underline-style="none" style:text-underline-color="font-color" style:text-line-through-type="none" fo:font-style="normal" style:letter-kerning="true" fo:language="none" fo:country="none" style:language-asian="none" style:country-asian="none" style:language-complex="none" style:country-complex="none" style:font-name-asian="Times New Roman" style:font-name-complex="Tahoma" style:font-size-asian="12pt" style:font-size-complex="6.80000019073486pt" style:font-weight-asian="normal" style:font-weight-complex="normal" style:font-style-asian="normal" style:font-style-complex="normal"/>
    </style:style>
    <style:style style:name="T5" style:family="text">
      <style:text-properties style:font-name="p0l9sdok" fo:font-size="12pt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bold" style:font-weight-complex="bold" style:font-style-asian="normal" style:font-style-complex="normal"/>
    </style:style>
    <style:style style:name="T6" style:family="text">
      <style:text-properties fo:color="#ffffff" style:font-name="Cambria Math" fo:font-size="10pt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color="#ffffff" style:font-name="Cambria Math" fo:font-size="10pt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33% 58%"/>
    </style:style>
    <style:style style:name="T8" style:family="text">
      <style:text-properties fo:color="#ffffff" style:font-name="Cambria Math" fo:font-size="10pt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position="0% 100%"/>
    </style:style>
    <style:style style:name="T9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p0l9s" fo:font-weight="bold" style:text-line-through-type="none" fo:language="none" fo:country="none" style:language-asian="none" style:country-asian="none" style:language-complex="none" style:country-complex="none" style:font-name-asian="Segoe UI" style:font-name-complex="Tahoma" style:font-weight-asian="bold" style:font-weight-complex="bold"/>
    </style:style>
    <style:style style:name="T11" style:family="text">
      <style:text-properties style:font-name="p0l9s" fo:font-weight="normal" style:font-weight-asian="normal" style:font-weight-complex="normal"/>
    </style:style>
    <style:style style:name="T12" style:family="text">
      <style:text-properties style:text-line-through-type="none" fo:font-weight="normal" style:font-weight-asian="normal" style:font-weight-complex="normal"/>
    </style:style>
    <style:style style:name="T13" style:family="text">
      <style:text-properties fo:color="#ffffff" style:font-name="p0l9s" style:text-line-through-type="none" fo:language="none" fo:country="none" style:language-asian="none" style:country-asian="none" style:language-complex="none" style:country-complex="none" style:font-name-asian="Segoe UI" style:font-name-complex="Tahoma" style:font-size-asian="10pt" style:font-size-complex="10pt" fo:font-weight="normal" style:font-weight-asian="normal" style:font-weight-complex="normal"/>
    </style:style>
    <style:style style:name="T14" style:family="text">
      <style:text-properties style:font-name="p0l9s" style:text-line-through-type="none" fo:language="none" fo:country="none" style:language-asian="none" style:country-asian="none" style:language-complex="none" style:country-complex="none" style:font-name-asian="Segoe UI" style:font-name-complex="Tahoma" style:font-size-asian="10pt" style:font-size-complex="10pt" fo:font-weight="normal" style:font-weight-asian="normal" style:font-weight-complex="normal" fo:color="#ff0000"/>
    </style:style>
    <style:style style:name="T15" style:family="text">
      <style:text-properties style:font-name="p0l9s" style:text-line-through-type="none" fo:language="none" fo:country="none" style:language-asian="none" style:country-asian="none" style:language-complex="none" style:country-complex="none" style:font-name-asian="Segoe UI" style:font-name-complex="Tahoma" style:font-size-asian="10pt" style:font-size-complex="10pt" fo:font-weight="normal" style:font-weight-asian="normal" style:font-weight-complex="normal" fo:color="#ffffff"/>
    </style:style>
    <style:style style:name="T16" style:family="text">
      <style:text-properties fo:color="#ffffff" fo:font-weight="normal" style:font-weight-asian="normal" style:font-weight-complex="normal"/>
    </style:style>
    <style:style style:name="T17" style:family="text">
      <style:text-properties fo:color="#ffffff" fo:language="none" fo:country="none" style:language-asian="none" style:country-asian="none" style:language-complex="none" style:country-complex="none" style:font-name-asian="Segoe UI" style:font-name-complex="Tahoma" style:font-size-asian="10pt" style:font-size-complex="10pt" fo:font-weight="normal" style:font-weight-asian="normal" style:font-weight-complex="normal"/>
    </style:style>
    <style:style style:name="T18" style:family="text">
      <style:text-properties style:font-weight-asian="bold" style:font-weight-complex="bold"/>
    </style:style>
    <style:style style:name="T19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style:font-name-asian="Times New Roman"/>
    </style:style>
    <style:style style:name="T20" style:family="text">
      <style:text-properties fo:language="none" fo:country="none" style:language-asian="none" style:country-asian="none" style:language-complex="none" style:country-complex="none" style:font-name-asian="Times New Roman"/>
    </style:style>
    <style:style style:name="T21" style:family="text">
      <style:text-properties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color="#ff0000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size-asian="12pt" style:font-weight-asian="normal" style:font-weight-complex="normal" style:font-style-asian="normal" style:font-style-complex="normal"/>
    </style:style>
    <style:style style:name="T23" style:family="text">
      <style:text-properties fo:color="#ffffff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size-asian="12pt" style:font-weight-asian="normal" style:font-weight-complex="normal" style:font-style-asian="normal" style:font-style-complex="normal"/>
    </style:style>
    <style:style style:name="T24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size-asian="12pt" style:font-weight-asian="normal" style:font-weight-complex="normal" style:font-style-asian="normal" style:font-style-complex="normal" style:text-position="-33% 58%"/>
    </style:style>
    <style:style style:name="T25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size-asian="12pt" style:font-weight-asian="normal" style:font-weight-complex="normal" style:font-style-asian="normal" style:font-style-complex="normal" style:font-name-asian="Mangal"/>
    </style:style>
    <style:style style:name="T26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size-asian="12pt" style:font-weight-asian="normal" style:font-weight-complex="normal" style:font-style-asian="normal" style:font-style-complex="normal" style:text-position="0% 100%" style:font-name-asian="Times New Roman"/>
    </style:style>
    <style:style style:name="T27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size-asian="12pt" style:font-weight-asian="normal" style:font-weight-complex="normal" style:font-style-asian="normal" style:font-style-complex="normal" style:font-name-asian="Times New Roman" style:text-position="-33% 58%"/>
    </style:style>
    <style:style style:name="T28" style:family="text">
      <style:text-properties style:text-position="0% 100%" style:letter-kerning="true"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Times New Roman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text-position="0% 100%" style:letter-kerning="true" fo:color="#ffffff" style:font-name="Cambria Math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language-complex="en" style:country-complex="US" style:language-asian="hi" style:country-asian="IN" fo:language="fr" fo:country="LU"/>
    </style:style>
    <style:style style:name="T30" style:family="text">
      <style:text-properties style:text-position="0% 100%" style:letter-kerning="true" style:text-underline-style="none" style:text-underline-color="font-color" fo:font-style="normal" style:font-weight-asian="normal" style:font-weight-complex="normal" style:font-style-asian="normal" style:font-style-complex="normal" fo:language="none" fo:country="none" style:language-asian="none" style:country-asian="none" style:language-complex="none" style:country-complex="none" style:font-name-asian="Times New Roman" style:font-name-complex="p0l9s" fo:color="#ff8000" style:font-size-asian="12pt"/>
    </style:style>
    <style:style style:name="T31" style:family="text">
      <style:text-properties fo:language="none" fo:country="none" style:language-asian="none" style:country-asian="none" style:language-complex="none" style:country-complex="none" style:font-name-asian="Times New Roman" style:font-name-complex="p0l9s" fo:color="#ffffff" style:font-weight-asian="bold" style:font-weight-complex="bold"/>
    </style:style>
    <style:style style:name="T32" style:family="text">
      <style:text-properties fo:color="#ffffff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/>
    </style:style>
    <style:style style:name="T33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style:text-position="-33% 58%"/>
    </style:style>
    <style:style style:name="T34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text-position="0% 100%" style:font-name-asian="Mangal"/>
    </style:style>
    <style:style style:name="T35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text-position="0% 100%" style:font-name-asian="Times New Roman"/>
    </style:style>
    <style:style style:name="T36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font-name-asian="Times New Roman" style:text-position="-33% 58%"/>
    </style:style>
    <style:style style:name="T37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weight-asian="normal" style:font-weight-complex="normal" style:font-style-asian="normal" style:font-style-complex="normal" style:font-name-asian="Times New Roman" style:text-position="0% 100%"/>
    </style:style>
    <style:style style:name="T38" style:family="text">
      <style:text-properties style:text-position="0% 100%"/>
    </style:style>
    <style:style style:name="T39" style:family="text">
      <style:text-properties style:text-position="0% 100%" style:text-underline-style="none" style:text-underline-color="font-color" fo:font-style="normal" style:letter-kerning="true" fo:language="none" fo:country="none" style:language-asian="none" style:country-asian="none" style:font-name-asian="Times New Roman" style:font-size-asian="12pt" style:font-weight-asian="bold" style:font-weight-complex="bold" style:font-style-asian="normal" style:font-style-complex="normal"/>
    </style:style>
    <style:style style:name="T40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position="0% 100%" style:letter-kerning="true" style:text-line-through-mode="continuous" fo:language="none" fo:country="none" style:language-asian="none" style:country-asian="none" style:language-complex="en" style:country-complex="US" style:font-name-asian="Times New Roman" style:font-name-complex="Cambria" style:font-size-asian="12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-complex="p0l9s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style:text-position="0% 100%" fo:language="none" fo:country="none" style:language-asian="none" style:country-asian="none" style:language-complex="none" style:country-complex="none" style:font-name-complex="p0l9s" style:font-weight-asian="bold" style:font-weight-complex="bold"/>
    </style:style>
    <style:style style:name="T44" style:family="text">
      <style:text-properties fo:language="none" fo:country="none" style:language-asian="none" style:country-asian="none" style:language-complex="none" style:country-complex="none" style:font-name-complex="p0l9s" style:font-weight-asian="bold" style:font-weight-complex="bold" style:text-position="-33% 58%"/>
    </style:style>
    <style:style style:name="T45" style:family="text">
      <style:text-properties fo:language="none" fo:country="none" style:language-asian="none" style:country-asian="none" style:language-complex="none" style:country-complex="none" style:font-name-complex="p0l9s" style:font-weight-asian="bold" style:font-weight-complex="bold" style:text-position="0% 100%"/>
    </style:style>
    <style:style style:name="T46" style:family="text">
      <style:text-properties fo:color="#ffffff" style:font-weight-asian="bold" style:font-weight-complex="bold"/>
    </style:style>
    <style:style style:name="T47" style:family="text">
      <style:text-properties fo:color="#ffffff" style:font-weight-asian="bold" style:font-weight-complex="bold" style:text-underline-style="none" style:text-underline-color="font-color" fo:font-style="normal" style:text-position="0% 100%" style:letter-kerning="true" fo:language="none" fo:country="none" style:language-asian="none" style:country-asian="none" style:font-name-asian="Times New Roman" style:font-size-asian="12pt" style:font-style-asian="normal" style:font-style-complex="normal"/>
    </style:style>
    <style:style style:name="T48" style:family="text">
      <style:text-properties fo:language="none" fo:country="none" style:language-asian="none" style:country-asian="none" style:language-complex="none" style:country-complex="none" style:font-name-asian="Segoe UI" style:font-name-complex="Tahoma" style:font-size-asian="10pt" style:font-size-complex="10pt" style:font-weight-asian="normal" style:font-weight-complex="normal"/>
    </style:style>
    <style:style style:name="T49" style:family="text">
      <style:text-properties fo:language="none" fo:country="none" style:language-asian="none" style:country-asian="none" style:language-complex="none" style:country-complex="none" style:font-name-asian="Segoe UI" style:font-name-complex="Tahoma" style:font-size-asian="10pt" style:font-size-complex="10pt" style:font-weight-asian="normal" style:font-weight-complex="normal" style:text-position="-33% 58%"/>
    </style:style>
    <style:style style:name="T50" style:family="text">
      <style:text-properties fo:color="#ff0000" fo:language="none" fo:country="none" style:language-asian="none" style:country-asian="none" style:language-complex="none" style:country-complex="none" style:font-name-asian="Segoe UI" style:font-name-complex="Tahoma" style:font-size-asian="10pt" style:font-size-complex="10pt" style:font-weight-asian="normal" style:font-weight-complex="normal"/>
    </style:style>
    <style:style style:name="T51" style:family="text">
      <style:text-properties fo:language="none" fo:country="none" style:language-asian="none" style:country-asian="none" style:language-complex="none" style:country-complex="none" style:font-name-asian="Segoe UI" style:font-name-complex="Tahoma" style:font-size-asian="10pt" style:font-size-complex="10pt" style:font-weight-asian="normal" style:font-weight-complex="normal" fo:color="#ffffff"/>
    </style:style>
    <style:style style:name="T52" style:family="text">
      <style:text-properties fo:color="#ffffff" fo:language="none" fo:country="none" style:language-asian="none" style:country-asian="none" style:language-complex="none" style:country-complex="none" style:font-name-asian="Segoe UI" style:font-name-complex="Tahoma" style:font-size-asian="10pt" style:font-size-complex="10pt" style:font-weight-asian="normal" style:font-weight-complex="normal"/>
    </style:style>
    <style:style style:name="T53" style:family="text">
      <style:text-properties fo:color="#ffffff"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ed1c24"/>
    </style:style>
    <style:style style:name="T55" style:family="text">
      <style:text-properties style:font-name="Cambria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LU" style:language-asian="hi" style:country-asian="IN" style:language-complex="en" style:country-complex="US" style:font-name-asian="Microsoft YaHei" style:font-name-complex="Cambri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56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fo:color="#ff0000" style:text-position="0% 100%"/>
    </style:style>
    <style:style style:name="T57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style:text-position="0% 100%" fo:color="#ffffff"/>
    </style:style>
    <style:style style:name="T58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fo:color="#ffffff" style:text-position="-33% 58%"/>
    </style:style>
    <style:style style:name="T59" style:family="text">
      <style:text-properties fo:color="#ff0000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/>
    </style:style>
    <style:style style:name="T60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fo:color="#ffffff" fo:font-weight="bold" style:font-weight-asian="bold" style:font-weight-complex="bold"/>
    </style:style>
    <style:style style:name="T61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fo:color="#ffffff" style:font-weight-asian="normal" style:font-weight-complex="normal"/>
    </style:style>
    <style:style style:name="T62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fo:color="#ffffff" style:font-weight-asian="normal" style:font-weight-complex="normal" style:text-position="-33% 58%"/>
    </style:style>
    <style:style style:name="T63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style-asian="normal" style:font-style-complex="normal" fo:color="#ffffff" style:font-weight-asian="normal" style:font-weight-complex="normal" style:text-position="0% 100%" style:font-name-asian="Mangal"/>
    </style:style>
    <style:style style:name="T64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style-asian="normal" style:font-style-complex="normal" fo:color="#ffffff" style:font-weight-asian="normal" style:font-weight-complex="normal" style:text-position="0% 100%" style:font-name-asian="Times New Roman"/>
    </style:style>
    <style:style style:name="T65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style-asian="normal" style:font-style-complex="normal" fo:color="#ffffff" style:font-weight-asian="normal" style:font-weight-complex="normal" style:font-name-asian="Times New Roman" style:text-position="-33% 58%"/>
    </style:style>
    <style:style style:name="T66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complex="p0l9s" style:font-size-asian="12pt" style:font-style-asian="normal" style:font-style-complex="normal" fo:color="#ffffff" style:font-weight-asian="normal" style:font-weight-complex="normal" style:font-name-asian="Times New Roman" style:text-position="0% 100%"/>
    </style:style>
    <style:style style:name="T67" style:family="text">
      <style:text-properties fo:color="#ffffff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bold" style:font-weight-complex="bold" style:font-style-asian="normal" style:font-style-complex="normal"/>
    </style:style>
    <style:style style:name="T68" style:family="text">
      <style:text-properties fo:color="#ffffff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style:font-weight-asian="normal" style:font-weight-complex="normal"/>
    </style:style>
    <style:style style:name="T69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style:font-weight-asian="normal" style:font-weight-complex="normal" style:text-position="-33% 58%"/>
    </style:style>
    <style:style style:name="T70" style:family="text">
      <style:text-properties fo:color="#ffffff"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style-asian="normal" style:font-style-complex="normal" style:font-weight-asian="normal" style:font-weight-complex="normal" style:text-position="0% 100%"/>
    </style:style>
    <style:style style:name="T71" style:family="text">
      <style:text-properties style:text-underline-style="none" style:text-underline-color="font-color" fo:font-style="normal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fo:color="#ff8000" style:text-position="0% 100%"/>
    </style:style>
    <style:style style:name="T72" style:family="text">
      <style:text-properties fo:color="#ff8000"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/>
    </style:style>
    <style:style style:name="T73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fo:color="#ffffff"/>
    </style:style>
    <style:style style:name="T74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language-complex="none" style:country-complex="none" style:font-name-asian="Times New Roman" style:font-name-complex="p0l9s" style:font-size-asian="12pt" style:font-weight-asian="normal" style:font-weight-complex="normal" style:font-style-asian="normal" style:font-style-complex="normal" fo:color="#ff8000"/>
    </style:style>
    <style:style style:name="T75" style:family="text">
      <style:text-properties fo:language="none" fo:country="none" style:language-asian="none" style:country-asian="none" style:language-complex="none" style:country-complex="none" style:font-name-complex="p0l9s" fo:color="#ff8000" style:font-name-asian="Mangal" style:font-weight-asian="bold" style:font-weight-complex="bold"/>
    </style:style>
    <style:style style:name="T76" style:family="text">
      <style:text-properties fo:language="none" fo:country="none" style:language-asian="none" style:country-asian="none" style:language-complex="none" style:country-complex="none" style:font-name-complex="p0l9s" fo:color="#ffffff" style:text-underline-style="none" style:text-underline-color="font-color" fo:font-style="normal" style:text-position="0% 100%" style:letter-kerning="true" style:font-name-asian="Times New Roman" style:font-size-asian="12pt" style:font-weight-asian="normal" style:font-weight-complex="normal" style:font-style-asian="normal" style:font-style-complex="normal"/>
    </style:style>
    <style:style style:name="T77" style:family="text">
      <style:text-properties fo:language="none" fo:country="none" style:language-asian="none" style:country-asian="none" style:language-complex="none" style:country-complex="none" style:font-name-complex="p0l9s" fo:color="#ffffff" style:text-underline-style="none" style:text-underline-color="font-color" fo:font-style="normal" style:letter-kerning="true" style:font-name-asian="Times New Roman" style:font-size-asian="12pt" style:font-weight-asian="normal" style:font-weight-complex="normal" style:font-style-asian="normal" style:font-style-complex="normal" style:text-position="-33% 58%"/>
    </style:style>
    <style:style style:name="T78" style:family="text">
      <style:text-properties fo:language="none" fo:country="none" style:language-asian="none" style:country-asian="none" style:language-complex="none" style:country-complex="none" style:font-name-complex="p0l9s" fo:color="#ffffff" style:font-name-asian="Mangal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style:text-underline-style="none" style:text-underline-color="font-color" fo:font-style="normal" style:text-position="0% 100%" style:letter-kerning="true" fo:language="none" fo:country="none" style:language-asian="none" style:country-asian="none" style:font-name-asian="Times New Roman" style:font-size-asian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number-columns-repeated="1014" table:default-cell-style-name="ce27"/>
        <table:table-column table:style-name="co6" table:number-columns-repeated="3" table:default-cell-style-name="ce46"/>
        <table:table-row table:style-name="ro1">
          <table:table-cell table:number-columns-repeated="2" table:style-name="ce3" office:value-type="string" calcext:value-type="string">
            <text:p>◎</text:p>
          </table:table-cell>
          <table:table-cell table:style-name="ce32" office:value-type="string" calcext:value-type="string">
            <text:p>vu</text:p>
          </table:table-cell>
          <table:table-cell table:style-name="ce35" office:value-type="string" calcext:value-type="string">
            <text:p>sM</text:p>
          </table:table-cell>
          <table:table-cell table:style-name="ce35" office:value-type="string" calcext:value-type="string">
            <text:p>ɞ</text:p>
          </table:table-cell>
          <table:table-cell table:style-name="ce42" office:value-type="string" calcext:value-type="string">
            <text:p>GksplikasyM</text:p>
          </table:table-cell>
          <table:table-cell table:number-columns-repeated="1016"/>
        </table:table-row>
        <table:table-row table:style-name="ro1">
          <table:table-cell table:style-name="ce18" office:value-type="string" calcext:value-type="string" table:number-columns-spanned="1" table:number-rows-spanned="23">
            <text:p>f</text:p>
          </table:table-cell>
          <table:table-cell table:style-name="ce28" office:value-type="string" calcext:value-type="string" table:number-columns-spanned="1" table:number-rows-spanned="21">
            <text:p>fx</text:p>
          </table:table-cell>
          <table:table-cell table:style-name="ce28" office:value-type="string" calcext:value-type="string">
            <text:p>#</text:p>
          </table:table-cell>
          <table:table-cell table:style-name="ce22" office:value-type="string" calcext:value-type="string">
            <text:p>kardinal</text:p>
          </table:table-cell>
          <table:table-cell table:style-name="ce38" office:value-type="string" calcext:value-type="string">
            <text:p>#x</text:p>
          </table:table-cell>
          <table:table-cell table:style-name="ce43"/>
          <table:table-cell table:number-columns-repeated="1016"/>
        </table:table-row>
        <table:table-row table:style-name="ro2">
          <table:covered-table-cell table:style-name="ce18"/>
          <table:covered-table-cell table:style-name="ce29"/>
          <table:table-cell table:style-name="ce29" office:value-type="string" calcext:value-type="string">
            <text:p>¬</text:p>
          </table:table-cell>
          <table:table-cell table:style-name="ce22" office:value-type="string" calcext:value-type="string">
            <text:p>negasyM</text:p>
          </table:table-cell>
          <table:table-cell table:style-name="ce22" office:value-type="string" calcext:value-type="string">
            <text:p>sEkE(x;nepa)</text:p>
            <text:p><text:span text:style-name="T40">◎(y|y≠x))</text:span></text:p>
          </table:table-cell>
          <table:table-cell table:style-name="ce43"/>
          <table:table-cell table:number-columns-repeated="1016"/>
        </table:table-row>
        <table:table-row table:style-name="ro1">
          <table:covered-table-cell table:style-name="ce19"/>
          <table:covered-table-cell table:style-name="ce29"/>
          <table:table-cell table:style-name="ce29" office:value-type="string" calcext:value-type="string">
            <text:p>↑</text:p>
          </table:table-cell>
          <table:table-cell table:style-name="ce22" office:value-type="string" calcext:value-type="string">
            <text:p>rAvwa lE kMtEnu dE x</text:p>
          </table:table-cell>
          <table:table-cell table:style-name="ce22" office:value-type="string" calcext:value-type="string">
            <text:p>x</text:p>
          </table:table-cell>
          <table:table-cell table:style-name="ce43"/>
          <table:table-cell table:number-columns-repeated="1016"/>
        </table:table-row>
        <table:table-row table:style-name="ro1">
          <table:covered-table-cell table:style-name="ce19"/>
          <table:covered-table-cell table:style-name="ce30"/>
          <table:table-cell table:style-name="ce30"/>
          <table:table-cell table:style-name="ce22" office:value-type="string" calcext:value-type="string">
            <text:p>semAtize</text:p>
          </table:table-cell>
          <table:table-cell table:style-name="ce22" office:value-type="string" calcext:value-type="string">
            <text:p>tRHve µ sAs</text:p>
          </table:table-cell>
          <table:table-cell table:style-name="ce43"/>
          <table:table-cell table:number-columns-repeated="1016"/>
        </table:table-row>
        <table:table-row table:style-name="ro3">
          <table:covered-table-cell table:style-name="ce19"/>
          <table:covered-table-cell table:style-name="ce22"/>
          <table:table-cell table:style-name="ce22" office:value-type="string" calcext:value-type="string">
            <text:p>§</text:p>
          </table:table-cell>
          <table:table-cell table:style-name="ce22" office:value-type="string" calcext:value-type="string">
            <text:p>operize</text:p>
          </table:table-cell>
          <table:table-cell table:style-name="ce22" office:value-type="string" calcext:value-type="string">
            <text:p><text:span text:style-name="T41">b≡x0</text:span></text:p>
            <text:p><text:span text:style-name="T41">p≡x1</text:span></text:p>
            <text:p><text:span text:style-name="T41">b§p</text:span></text:p>
          </table:table-cell>
          <table:table-cell table:style-name="ce43"/>
          <table:table-cell table:number-columns-repeated="1016"/>
        </table:table-row>
        <table:table-row table:style-name="ro4">
          <table:covered-table-cell table:style-name="ce19"/>
          <table:covered-table-cell table:style-name="ce22"/>
          <table:table-cell table:style-name="ce22" office:value-type="string" calcext:value-type="string">
            <text:p>∏</text:p>
          </table:table-cell>
          <table:table-cell table:style-name="ce22" office:value-type="string" calcext:value-type="string">
            <text:p>prodwi itere</text:p>
          </table:table-cell>
          <table:table-cell table:style-name="ce22" office:value-type="string" calcext:value-type="string">
            <text:p><text:span text:style-name="T38">x</text:span><text:span text:style-name="T42">1</text:span><text:span text:style-name="T38">·x</text:span><text:span text:style-name="T42">2</text:span><text:span text:style-name="T38">…</text:span></text:p>
          </table:table-cell>
          <table:table-cell table:style-name="ce43"/>
          <table:table-cell table:number-columns-repeated="1016"/>
        </table:table-row>
        <table:table-row table:style-name="ro4">
          <table:covered-table-cell table:style-name="ce19"/>
          <table:covered-table-cell table:style-name="ce22"/>
          <table:table-cell table:style-name="ce22" office:value-type="string" calcext:value-type="string">
            <text:p>∑</text:p>
          </table:table-cell>
          <table:table-cell table:style-name="ce22" office:value-type="string" calcext:value-type="string">
            <text:p>sDm itere</text:p>
          </table:table-cell>
          <table:table-cell table:style-name="ce22" office:value-type="string" calcext:value-type="string">
            <text:p><text:span text:style-name="T43">x</text:span><text:span text:style-name="T44">1</text:span><text:span text:style-name="T45">+x</text:span><text:span text:style-name="T44">2</text:span><text:span text:style-name="T45">…</text:span></text:p>
          </table:table-cell>
          <table:table-cell table:style-name="ce43"/>
          <table:table-cell table:number-columns-repeated="1016"/>
        </table:table-row>
        <table:table-row table:style-name="ro1">
          <table:covered-table-cell table:style-name="ce19"/>
          <table:covered-table-cell table:style-name="ce22"/>
          <table:table-cell table:style-name="ce22" office:value-type="string" calcext:value-type="string">
            <text:p>§</text:p>
          </table:table-cell>
          <table:table-cell table:style-name="ce22" office:value-type="string" calcext:value-type="string">
            <text:p>suksesLR sNpl</text:p>
          </table:table-cell>
          <table:table-cell table:style-name="ce22" office:value-type="string" calcext:value-type="string">
            <text:p><text:span text:style-name="T46">x⋃</text:span><text:span text:style-name="T47">₪</text:span><text:span text:style-name="T46">x</text:span></text:p>
          </table:table-cell>
          <table:table-cell table:style-name="ce43"/>
          <table:table-cell table:number-columns-repeated="1016"/>
        </table:table-row>
        <table:table-row table:style-name="ro5">
          <table:covered-table-cell table:style-name="ce19"/>
          <table:covered-table-cell table:style-name="ce22"/>
          <table:table-cell table:style-name="ce22" office:value-type="string" calcext:value-type="string">
            <text:p>§</text:p>
          </table:table-cell>
          <table:table-cell table:style-name="ce22" office:value-type="string" calcext:value-type="string">
            <text:p>analize</text:p>
          </table:table-cell>
          <table:table-cell table:style-name="ce22" office:value-type="string" calcext:value-type="string">
            <text:p><text:span text:style-name="T48">k≡#x</text:span><text:span text:style-name="T49">1</text:span></text:p>
            <text:p><text:span text:style-name="T48">b≡#x</text:span><text:span text:style-name="T49">2</text:span></text:p>
          </table:table-cell>
          <table:table-cell table:style-name="ce43"/>
          <table:table-cell table:number-columns-repeated="1016"/>
        </table:table-row>
        <table:table-row table:style-name="ro1">
          <table:covered-table-cell table:style-name="ce19"/>
          <table:covered-table-cell table:style-name="ce22"/>
          <table:table-cell table:style-name="ce22" office:value-type="string" calcext:value-type="string">
            <text:p>§</text:p>
          </table:table-cell>
          <table:table-cell table:style-name="ce22" office:value-type="string" calcext:value-type="string">
            <text:p>rAvwa lE pRedesesLR</text:p>
          </table:table-cell>
          <table:table-cell table:style-name="ce22"/>
          <table:table-cell table:style-name="ce43"/>
          <table:table-cell table:number-columns-repeated="1016"/>
        </table:table-row>
        <table:table-row table:style-name="ro6">
          <table:covered-table-cell table:style-name="ce19"/>
          <table:covered-table-cell table:style-name="ce22"/>
          <table:table-cell table:style-name="ce22" office:value-type="string" calcext:value-type="string">
            <text:p><text:span text:style-name="T3">?</text:span></text:p>
          </table:table-cell>
          <table:table-cell table:style-name="ce22" office:value-type="string" calcext:value-type="string">
            <text:p>kGstyDn</text:p>
          </table:table-cell>
          <table:table-cell table:style-name="ce22"/>
          <table:table-cell table:style-name="ce43"/>
          <table:table-cell table:number-columns-repeated="1016"/>
        </table:table-row>
        <table:table-row table:style-name="ro7">
          <table:covered-table-cell table:style-name="ce19"/>
          <table:covered-table-cell table:style-name="ce22"/>
          <table:table-cell table:style-name="ce22" office:value-type="string" calcext:value-type="string">
            <text:p>Γ</text:p>
          </table:table-cell>
          <table:table-cell table:style-name="ce22" office:value-type="string" calcext:value-type="string">
            <text:p>Γ(x+1)=x·Γx</text:p>
            <text:p><text:span text:style-name="T6">∫(t=[0;∞];t</text:span><text:span text:style-name="T7">x-1</text:span><text:span text:style-name="T8">·e</text:span><text:span text:style-name="T7">-t</text:span><text:span text:style-name="T8">)</text:span></text:p>
          </table:table-cell>
          <table:table-cell table:style-name="ce22" office:value-type="string" calcext:value-type="string">
            <text:p>fMksyM gama dElGR</text:p>
          </table:table-cell>
          <table:table-cell table:style-name="ce43"/>
          <table:table-cell table:number-columns-repeated="1016"/>
        </table:table-row>
        <table:table-row table:style-name="ro7">
          <table:covered-table-cell table:style-name="ce19"/>
          <table:covered-table-cell table:style-name="ce22"/>
          <table:table-cell table:style-name="ce22" office:value-type="string" calcext:value-type="string">
            <text:p>!</text:p>
          </table:table-cell>
          <table:table-cell table:style-name="ce22" office:value-type="string" calcext:value-type="string">
            <text:p>#pGrmutasyM(x)</text:p>
          </table:table-cell>
          <table:table-cell table:style-name="ce22" office:value-type="string" calcext:value-type="string">
            <text:p>Γ(#x+1)</text:p>
            <text:p>∏[2;#x]</text:p>
          </table:table-cell>
          <table:table-cell table:style-name="ce43" office:value-type="string" calcext:value-type="string">
            <text:p>faktDryGl</text:p>
          </table:table-cell>
          <table:table-cell table:number-columns-repeated="1016"/>
        </table:table-row>
        <table:table-row table:style-name="ro7">
          <table:covered-table-cell table:style-name="ce19"/>
          <table:covered-table-cell table:style-name="ce22"/>
          <table:table-cell table:style-name="ce22"/>
          <table:table-cell table:style-name="ce23" office:value-type="string" calcext:value-type="string">
            <text:p>kMbinezM Drdone</text:p>
          </table:table-cell>
          <table:table-cell table:style-name="ce22" office:value-type="string" calcext:value-type="string">
            <text:p><text:span text:style-name="T50">§</text:span><text:span text:style-name="T51">x</text:span></text:p>
            <text:p><text:span text:style-name="T52">k^b</text:span></text:p>
          </table:table-cell>
          <table:table-cell table:style-name="ce43" office:value-type="string" calcext:value-type="string" table:number-columns-spanned="1" table:number-rows-spanned="2">
            <text:p>arAjmA</text:p>
          </table:table-cell>
          <table:table-cell table:number-columns-repeated="1016"/>
        </table:table-row>
        <table:table-row table:style-name="ro8">
          <table:covered-table-cell table:style-name="ce19"/>
          <table:covered-table-cell table:style-name="ce22"/>
          <table:table-cell table:style-name="ce22" office:value-type="string" calcext:value-type="string">
            <text:p>A</text:p>
          </table:table-cell>
          <table:table-cell table:style-name="ce23" office:value-type="string" calcext:value-type="string">
            <text:p><text:span text:style-name="T9">kMbinezM</text:span></text:p>
            <text:p><text:span text:style-name="T9">Drdone</text:span></text:p>
            <text:p>!k/!k-b</text:p>
            <text:p><text:span text:style-name="T10">s7pr9m4</text:span></text:p>
          </table:table-cell>
          <table:table-cell table:style-name="ce39" office:value-type="string" calcext:value-type="string">
            <text:p><text:span text:style-name="T50">§</text:span><text:span text:style-name="T51">x</text:span></text:p>
          </table:table-cell>
          <table:covered-table-cell table:style-name="ce43"/>
          <table:table-cell table:number-columns-repeated="1016"/>
        </table:table-row>
        <table:table-row table:style-name="ro9">
          <table:covered-table-cell table:style-name="ce19"/>
          <table:covered-table-cell table:style-name="ce22"/>
          <table:table-cell table:style-name="ce22" office:value-type="string" calcext:value-type="string">
            <text:p>C</text:p>
          </table:table-cell>
          <table:table-cell table:style-name="ce23" office:value-type="string" calcext:value-type="string">
            <text:p><text:span text:style-name="T11">kMbinezM</text:span></text:p>
            <text:p><text:span text:style-name="T12">¬Drdone</text:span></text:p>
            <text:p><text:span text:style-name="T13">¬(</text:span><text:span text:style-name="T14">§</text:span><text:span text:style-name="T15">x)</text:span></text:p>
            <text:p><text:span text:style-name="T16">(!k)/(!k-b·!b)</text:span></text:p>
          </table:table-cell>
          <table:table-cell table:style-name="ce22" office:value-type="string" calcext:value-type="string">
            <text:p><text:span text:style-name="T48">§x</text:span></text:p>
            <text:p>A(k;b)|!b</text:p>
          </table:table-cell>
          <table:table-cell table:style-name="ce43" office:value-type="string" calcext:value-type="string" table:number-columns-spanned="1" table:number-rows-spanned="2">
            <text:p>kMbinezM</text:p>
          </table:table-cell>
          <table:table-cell table:number-columns-repeated="1016"/>
        </table:table-row>
        <table:table-row table:style-name="ro9">
          <table:covered-table-cell table:style-name="ce20"/>
          <table:covered-table-cell table:style-name="ce22"/>
          <table:table-cell table:style-name="ce22" office:value-type="string" calcext:value-type="string">
            <text:p>Γ</text:p>
          </table:table-cell>
          <table:table-cell table:style-name="ce23" office:value-type="string" calcext:value-type="string">
            <text:p><text:span text:style-name="T11">kMbinezM</text:span></text:p>
            <text:p><text:span text:style-name="T12">¬Drdone</text:span></text:p>
            <text:p><text:span text:style-name="T13">¬(</text:span><text:span text:style-name="T14">§</text:span><text:span text:style-name="T15">x)</text:span></text:p>
            <text:p><text:span text:style-name="T17">(!k+b-1)/(!k-1·!b)</text:span></text:p>
          </table:table-cell>
          <table:table-cell table:style-name="ce22" office:value-type="string" calcext:value-type="string">
            <text:p><text:span text:style-name="T48">§x</text:span></text:p>
            <text:p><text:span text:style-name="T18">C(k+b-1;b)</text:span></text:p>
          </table:table-cell>
          <table:covered-table-cell table:style-name="ce43"/>
          <table:table-cell table:number-columns-repeated="1016"/>
        </table:table-row>
        <table:table-row table:style-name="ro10">
          <table:covered-table-cell table:style-name="ce20"/>
          <table:covered-table-cell table:style-name="ce22"/>
          <table:table-cell table:style-name="ce22" office:value-type="string" calcext:value-type="string">
            <text:p>Δ</text:p>
          </table:table-cell>
          <table:table-cell table:style-name="ce23" office:value-type="string" calcext:value-type="string">
            <text:p>∀x∈fDrm multilineGr(altGrne)</text:p>
            <text:p>suR E=Gspas vGktDryGl|dim∘E=ω</text:p>
          </table:table-cell>
          <table:table-cell table:style-name="ce22">
            <draw:frame table:end-cell-address="Feuille1.E19" table:end-x="71.91mm" table:end-y="12.59mm" draw:z-index="5" draw:style-name="gr1" draw:text-style-name="P1" svg:width="56.87mm" svg:height="11.15mm" svg:x="15.04mm" svg:y="1.44m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43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21" office:value-type="string" calcext:value-type="string">
            <text:p>⫕⫖</text:p>
          </table:table-cell>
          <table:table-cell table:style-name="ce21" office:value-type="string" calcext:value-type="string">
            <text:p>kHpl</text:p>
          </table:table-cell>
          <table:table-cell table:style-name="ce21"/>
          <table:table-cell table:style-name="ce44"/>
          <table:table-cell table:number-columns-repeated="1016"/>
        </table:table-row>
        <table:table-row table:style-name="ro7">
          <table:covered-table-cell table:number-columns-repeated="2" table:style-name="ce21"/>
          <table:table-cell table:style-name="ce21" office:value-type="string" calcext:value-type="string">
            <text:p>{}</text:p>
            <text:p>₪</text:p>
          </table:table-cell>
          <table:table-cell table:style-name="ce21" office:value-type="string" calcext:value-type="string">
            <text:p>AsAbl</text:p>
          </table:table-cell>
          <table:table-cell table:style-name="ce21"/>
          <table:table-cell table:style-name="ce44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21" office:value-type="string" calcext:value-type="string">
            <text:p>[ ]</text:p>
          </table:table-cell>
          <table:table-cell table:style-name="ce21" office:value-type="string" calcext:value-type="string">
            <text:p>sGmA</text:p>
          </table:table-cell>
          <table:table-cell table:style-name="ce21"/>
          <table:table-cell table:style-name="ce44"/>
          <table:table-cell table:number-columns-repeated="1016"/>
        </table:table-row>
        <table:table-row table:style-name="ro2">
          <table:covered-table-cell table:style-name="ce21"/>
          <table:table-cell table:style-name="ce31" office:value-type="string" calcext:value-type="string" table:number-columns-spanned="1" table:number-rows-spanned="2">
            <text:p>xf</text:p>
          </table:table-cell>
          <table:table-cell table:style-name="ce33" office:value-type="string" calcext:value-type="string">
            <text:p>→</text:p>
          </table:table-cell>
          <table:table-cell table:style-name="ce22" office:value-type="string" calcext:value-type="string">
            <text:p>kMkluzyM</text:p>
            <text:p>NferAs desAdAt lineGr</text:p>
          </table:table-cell>
          <table:table-cell table:style-name="ce22" office:value-type="string" calcext:value-type="string">
            <text:p>mHvmA dE lGspRi</text:p>
            <text:p><text:span text:style-name="T53">(</text:span><text:span text:style-name="T54">→</text:span><text:span text:style-name="T55">(A))→</text:span>B</text:p>
          </table:table-cell>
          <table:table-cell table:style-name="ce44"/>
          <table:table-cell table:number-columns-repeated="1016"/>
        </table:table-row>
        <table:table-row table:style-name="ro1">
          <table:covered-table-cell table:number-columns-repeated="2" table:style-name="ce21"/>
          <table:table-cell table:style-name="ce22" office:value-type="string" calcext:value-type="string">
            <text:p>!</text:p>
          </table:table-cell>
          <table:table-cell table:style-name="ce22" office:value-type="string" calcext:value-type="string">
            <text:p>unik</text:p>
          </table:table-cell>
          <table:table-cell table:style-name="ce22" office:value-type="string" calcext:value-type="string">
            <text:p>∀(y≡x);x=y</text:p>
          </table:table-cell>
          <table:table-cell table:style-name="ce43" office:value-type="string" calcext:value-type="string">
            <text:p>unik</text:p>
          </table:table-cell>
          <table:table-cell table:number-columns-repeated="1016"/>
        </table:table-row>
        <table:table-row table:style-name="ro11">
          <table:table-cell table:style-name="ce18" office:value-type="string" calcext:value-type="string" table:number-columns-spanned="1" table:number-rows-spanned="18">
            <text:p><text:span text:style-name="T1">f</text:span></text:p>
          </table:table-cell>
          <table:table-cell table:style-name="ce18" office:value-type="string" calcext:value-type="string" table:number-columns-spanned="1" table:number-rows-spanned="18">
            <text:p><text:span text:style-name="T2">a</text:span><text:span text:style-name="T1">f</text:span><text:span text:style-name="T2">b</text:span></text:p>
          </table:table-cell>
          <table:table-cell table:style-name="ce22" office:value-type="string" calcext:value-type="string">
            <text:p>;</text:p>
          </table:table-cell>
          <table:table-cell table:style-name="ce22" office:value-type="string" calcext:value-type="string">
            <text:p>kMkatenasyM</text:p>
          </table:table-cell>
          <table:table-cell table:style-name="ce22" office:value-type="string" calcext:value-type="string">
            <text:p><text:span text:style-name="T18">Atikomutatize</text:span></text:p>
            <text:p><text:span text:style-name="T18">asyosyatize</text:span></text:p>
            <text:p><text:span text:style-name="T18">]a[;]b[</text:span></text:p>
            <text:p>]bp[</text:p>
            <text:p>bp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2">
          <table:covered-table-cell table:number-columns-repeated="2" table:style-name="ce22"/>
          <table:table-cell table:style-name="ce22" office:value-type="string" calcext:value-type="string">
            <text:p>+</text:p>
          </table:table-cell>
          <table:table-cell table:style-name="ce36" office:value-type="string" calcext:value-type="string">
            <text:p><text:span text:style-name="T18">komutatif</text:span></text:p>
            <text:p><text:span text:style-name="T18">asosyatif</text:span></text:p>
            <text:p><text:span text:style-name="T18">simetrif</text:span></text:p>
            <text:p><text:span text:style-name="T18">nEtRif</text:span></text:p>
          </table:table-cell>
          <table:table-cell table:style-name="ce22" office:value-type="string" calcext:value-type="string">
            <text:p>b+p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7">
          <table:covered-table-cell table:number-columns-repeated="2" table:style-name="ce22"/>
          <table:table-cell table:style-name="ce22" office:value-type="string" calcext:value-type="string">
            <text:p>·</text:p>
          </table:table-cell>
          <table:table-cell table:style-name="ce22" office:value-type="string" calcext:value-type="string">
            <text:p>aditif</text:p>
            <text:p>absDrbif</text:p>
          </table:table-cell>
          <table:table-cell table:style-name="ce22" office:value-type="string" calcext:value-type="string">
            <text:p>#b×p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">
          <table:covered-table-cell table:number-columns-repeated="2" table:style-name="ce22"/>
          <table:table-cell table:style-name="ce22" office:value-type="string" calcext:value-type="string">
            <text:p>⇄</text:p>
          </table:table-cell>
          <table:table-cell table:style-name="ce22" office:value-type="string" calcext:value-type="string">
            <text:p>reliize</text:p>
          </table:table-cell>
          <table:table-cell table:style-name="ce22" office:value-type="string" calcext:value-type="string">
            <text:p>imajine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3">
          <table:covered-table-cell table:number-columns-repeated="2" table:style-name="ce22"/>
          <table:table-cell table:style-name="ce22" office:value-type="string" calcext:value-type="string">
            <text:p><text:span text:style-name="T4">≡</text:span></text:p>
          </table:table-cell>
          <table:table-cell table:style-name="ce22" office:value-type="string" calcext:value-type="string">
            <text:p>afGktayM</text:p>
            <text:p>kMtrNtize</text:p>
            <text:p>xRx</text:p>
            <text:p>xRy→yRx</text:p>
          </table:table-cell>
          <table:table-cell table:style-name="ce22" office:value-type="string" calcext:value-type="string">
            <text:p>1=2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3">
          <table:covered-table-cell table:number-columns-repeated="2" table:style-name="ce22"/>
          <table:table-cell table:style-name="ce22" office:value-type="string" calcext:value-type="string">
            <text:p>=</text:p>
          </table:table-cell>
          <table:table-cell table:style-name="ce22" office:value-type="string" calcext:value-type="string">
            <text:p>egalitize</text:p>
          </table:table-cell>
          <table:table-cell table:style-name="ce22" office:value-type="string" calcext:value-type="string">
            <text:p>egalitif</text:p>
            <text:p>teorGm kE jE pE demMtre</text:p>
            <text:p>a avwaR mGm propriyete kE b</text:p>
            <text:p>(x=y)=(propriyete(x)=pr0pr4t4(y))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">
          <table:covered-table-cell table:number-columns-repeated="2" table:style-name="ce22"/>
          <table:table-cell table:style-name="ce22" office:value-type="string" calcext:value-type="string">
            <text:p>≠</text:p>
          </table:table-cell>
          <table:table-cell table:style-name="ce22" office:value-type="string" calcext:value-type="string">
            <text:p>diferAsize</text:p>
          </table:table-cell>
          <table:table-cell table:style-name="ce22"/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">
          <table:covered-table-cell table:number-columns-repeated="2" table:style-name="ce22"/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fMksyonize</text:p>
          </table:table-cell>
          <table:table-cell table:style-name="ce22"/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3">
          <table:covered-table-cell table:number-columns-repeated="2" table:style-name="ce22"/>
          <table:table-cell table:style-name="ce22" office:value-type="string" calcext:value-type="string">
            <text:p>×</text:p>
          </table:table-cell>
          <table:table-cell table:style-name="ce37" office:value-type="string" calcext:value-type="string">
            <text:p><text:span text:style-name="T19">kaRtezyNze</text:span></text:p>
            <text:p><text:span text:style-name="T20">pRodwi kaRtezyN</text:span></text:p>
            <text:p><text:span text:style-name="T20">₪∘tH∘kHpl</text:span></text:p>
          </table:table-cell>
          <table:table-cell table:style-name="ce22" office:value-type="string" calcext:value-type="string">
            <text:p>b×p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4">
          <table:covered-table-cell table:number-columns-repeated="2" table:style-name="ce22"/>
          <table:table-cell table:style-name="ce22" office:value-type="string" calcext:value-type="string">
            <text:p>×</text:p>
          </table:table-cell>
          <table:table-cell table:style-name="ce22" office:value-type="string" calcext:value-type="string">
            <text:p><text:span text:style-name="T21">kaRtezyNze</text:span>(lGksikografik<text:span text:style-name="T22">≤</text:span>)</text:p>
            <text:p><text:span text:style-name="T23">≤(≤₪</text:span><text:span text:style-name="T24">b</text:span><text:span text:style-name="T25">×</text:span><text:span text:style-name="T26">≤₪</text:span><text:span text:style-name="T27">p</text:span><text:span text:style-name="T25">)</text:span></text:p>
          </table:table-cell>
          <table:table-cell table:style-name="ce37" office:value-type="string" calcext:value-type="string">
            <text:p><text:span text:style-name="T32">‡</text:span><text:span text:style-name="T33">b</text:span><text:span text:style-name="T56">×</text:span><text:span text:style-name="T57">‡</text:span><text:span text:style-name="T58">p</text:span></text:p>
            <text:p><text:span text:style-name="T59">≤</text:span><text:span text:style-name="T60">(</text:span><text:span text:style-name="T61">≤₪</text:span><text:span text:style-name="T62">b</text:span><text:span text:style-name="T63">×</text:span><text:span text:style-name="T64">≤₪</text:span><text:span text:style-name="T65">p</text:span><text:span text:style-name="T66">)</text:span></text:p>
            <text:p><text:span text:style-name="T67">‡(</text:span><text:span text:style-name="T68">‡</text:span><text:span text:style-name="T69">b</text:span><text:span text:style-name="T70">×‡</text:span><text:span text:style-name="T69">p</text:span><text:span text:style-name="T70">)</text:span>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5">
          <table:covered-table-cell table:number-columns-repeated="2" table:style-name="ce22"/>
          <table:table-cell table:style-name="ce22" office:value-type="string" calcext:value-type="string">
            <text:p>×</text:p>
          </table:table-cell>
          <table:table-cell table:style-name="ce37" office:value-type="string" calcext:value-type="string">
            <text:p><text:span text:style-name="T28">kaRtezyNze</text:span><text:span text:style-name="T29">(lGksikografik</text:span><text:span text:style-name="T30">≥</text:span><text:span text:style-name="T31">)</text:span></text:p>
            <text:p><text:span text:style-name="T32">≥(‡</text:span><text:span text:style-name="T33">b</text:span><text:span text:style-name="T34">×</text:span><text:span text:style-name="T35">‡</text:span><text:span text:style-name="T36">p</text:span><text:span text:style-name="T37">)</text:span></text:p>
          </table:table-cell>
          <table:table-cell table:style-name="ce40" office:value-type="string" calcext:value-type="string">
            <text:p><text:span text:style-name="T32">‡</text:span><text:span text:style-name="T33">b</text:span><text:span text:style-name="T71">×</text:span><text:span text:style-name="T57">‡</text:span><text:span text:style-name="T58">p</text:span></text:p>
            <text:p><text:span text:style-name="T72">≥</text:span><text:span text:style-name="T73">(</text:span><text:span text:style-name="T74">≥</text:span><text:span text:style-name="T73">₪</text:span><text:span text:style-name="T58">b</text:span><text:span text:style-name="T75">×≥</text:span><text:span text:style-name="T76">₪</text:span><text:span text:style-name="T77">p</text:span><text:span text:style-name="T78">)</text:span>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">
          <table:covered-table-cell table:number-columns-repeated="2" table:style-name="ce22"/>
          <table:table-cell table:style-name="ce22" office:value-type="string" calcext:value-type="string">
            <text:p>^</text:p>
          </table:table-cell>
          <table:table-cell table:style-name="ce22" office:value-type="string" calcext:value-type="string">
            <text:p>pBisAsize</text:p>
          </table:table-cell>
          <table:table-cell table:style-name="ce22" office:value-type="string" calcext:value-type="string">
            <text:p>∏<text:span text:style-name="T79">‡</text:span>(b×p)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3">
          <table:covered-table-cell table:number-columns-repeated="2" table:style-name="ce22"/>
          <table:table-cell table:style-name="ce22" office:value-type="string" calcext:value-type="string">
            <text:p><text:span text:style-name="T5">?</text:span></text:p>
          </table:table-cell>
          <table:table-cell table:style-name="ce22" office:value-type="string" calcext:value-type="string">
            <text:p>definiR</text:p>
            <text:p>#definisyM2≤#definisyM1</text:p>
            <text:p/>
          </table:table-cell>
          <table:table-cell table:style-name="ce22" office:value-type="string" calcext:value-type="string">
            <text:p>evalue propozisyM</text:p>
            <text:p>done definisyM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">
          <table:covered-table-cell table:number-columns-repeated="2" table:style-name="ce22"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sHstrize</text:p>
          </table:table-cell>
          <table:table-cell table:style-name="ce22" office:value-type="string" calcext:value-type="string">
            <text:p>a-b≡a∩b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3">
          <table:covered-table-cell table:number-columns-repeated="2" table:style-name="ce22"/>
          <table:table-cell table:style-name="ce22" office:value-type="string" calcext:value-type="string">
            <text:p>-</text:p>
          </table:table-cell>
          <table:table-cell table:style-name="ce22" office:value-type="string" calcext:value-type="string">
            <text:p>distAs</text:p>
          </table:table-cell>
          <table:table-cell table:style-name="ce22" office:value-type="string" calcext:value-type="string">
            <text:p>p<text:span text:style-name="T1">-</text:span>d≡|p-d|</text:p>
            <text:p>s9m4tr9f</text:p>
            <text:p>s4p1r4</text:p>
            <text:p>9n4g1l9t4;tr9yag7l5r</text:p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5">
          <table:covered-table-cell table:number-columns-repeated="2" table:style-name="ce22"/>
          <table:table-cell table:style-name="ce22"/>
          <table:table-cell table:style-name="ce23" office:value-type="string" calcext:value-type="string">
            <text:p>prodwi(kMvolusyM)</text:p>
          </table:table-cell>
          <table:table-cell table:style-name="ce22"/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6">
          <table:covered-table-cell table:number-columns-repeated="2" table:style-name="ce22"/>
          <table:table-cell table:style-name="ce22" office:value-type="string" calcext:value-type="string">
            <text:p>∘</text:p>
            <draw:frame table:end-cell-address="Feuille1.C41" table:end-x="20.49mm" table:end-y="11.63mm" draw:z-index="0" draw:style-name="gr1" draw:text-style-name="P1" svg:width="4.35mm" svg:height="4.15mm" svg:x="16.14mm" svg:y="7.4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3" office:value-type="string" calcext:value-type="string">
            <text:p>kMpozisyM↦</text:p>
          </table:table-cell>
          <table:table-cell table:style-name="ce22">
            <draw:frame table:end-cell-address="Feuille1.E41" table:end-x="52.66mm" table:end-y="14.86mm" draw:z-index="1" draw:style-name="gr1" draw:text-style-name="P1" svg:width="26mm" svg:height="8.05mm" svg:x="26.66mm" svg:y="6.81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44"/>
          <table:table-cell table:style-name="ce45" table:number-columns-repeated="1008"/>
          <table:table-cell table:number-columns-repeated="8"/>
        </table:table-row>
        <table:table-row table:style-name="ro17">
          <table:covered-table-cell table:number-columns-repeated="2" table:style-name="ce22"/>
          <table:table-cell table:style-name="ce34"/>
          <table:table-cell table:style-name="ce23" office:value-type="string" calcext:value-type="string">
            <text:p>AsAbl de primitiv</text:p>
          </table:table-cell>
          <table:table-cell table:style-name="ce22">
            <draw:frame table:end-cell-address="Feuille1.E42" table:end-x="77.18mm" table:end-y="18.82mm" draw:z-index="4" draw:style-name="gr1" draw:text-style-name="P1" svg:width="61.76mm" svg:height="9.24mm" svg:x="15.42mm" svg:y="9.58m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44"/>
          <table:table-cell table:number-columns-repeated="1016"/>
        </table:table-row>
        <table:table-row table:style-name="ro7">
          <table:table-cell table:style-name="ce23" table:number-columns-repeated="2"/>
          <table:table-cell table:style-name="ce23" office:value-type="string" calcext:value-type="string">
            <text:p>σ</text:p>
          </table:table-cell>
          <table:table-cell table:style-name="ce23" office:value-type="string" calcext:value-type="string">
            <text:p>pGrmutasyM</text:p>
            <text:p><text:span text:style-name="T38">bijGksyM(</text:span><text:span text:style-name="T39">₪</text:span><text:span text:style-name="T38">→</text:span><text:span text:style-name="T39">₪</text:span>)</text:p>
          </table:table-cell>
          <table:table-cell table:style-name="ce41" office:value-type="string" calcext:value-type="string">
            <text:p><text:span text:style-name="T80">bσp</text:span></text:p>
            <text:p><text:span text:style-name="T80">peyGm bijGksyM∘b</text:span></text:p>
            <draw:frame table:end-cell-address="Feuille1.E44" table:end-x="66.76mm" table:end-y="20.43mm" draw:z-index="3" draw:style-name="gr1" draw:text-style-name="P1" svg:width="56.4mm" svg:height="20.43mm" svg:x="10.36mm" svg:y="7.85m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44"/>
          <table:table-cell table:number-columns-repeated="1016"/>
        </table:table-row>
        <table:table-row table:style-name="ro18">
          <table:table-cell table:style-name="ce23"/>
          <table:table-cell table:style-name="ce23" office:value-type="string" calcext:value-type="string">
            <text:p>&lt;(x,y)&gt;</text:p>
          </table:table-cell>
          <table:table-cell table:style-name="ce23">
            <draw:frame table:end-cell-address="Feuille1.C44" table:end-x="21.54mm" table:end-y="13.12mm" draw:z-index="2" draw:style-name="gr1" draw:text-style-name="P1" svg:width="4.62mm" svg:height="5.72mm" svg:x="16.92mm" svg:y="7.4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3" office:value-type="string" calcext:value-type="string">
            <text:p>pRimitive</text:p>
          </table:table-cell>
          <table:table-cell table:style-name="ce23"/>
          <table:table-cell table:style-name="ce44"/>
          <table:table-cell table:number-columns-repeated="1016"/>
        </table:table-row>
        <table:table-row table:style-name="ro19">
          <table:table-cell table:style-name="ce24" table:number-columns-repeated="2"/>
          <table:table-cell table:style-name="ce24" office:value-type="string" calcext:value-type="string">
            <text:p>(,)</text:p>
          </table:table-cell>
          <table:table-cell table:style-name="ce24"/>
          <table:table-cell table:style-name="ce24" office:value-type="string" calcext:value-type="string">
            <text:p>afGktasyM de zaplikasyM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(|)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(;)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&lt;,&gt;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&lt;|&gt;</text:p>
          </table:table-cell>
          <table:table-cell table:style-name="ce24"/>
          <table:table-cell table:style-name="ce24" office:value-type="string" calcext:value-type="string">
            <text:p>pRodwi skalGr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&lt;;&gt;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{,}</text:p>
          </table:table-cell>
          <table:table-cell table:style-name="ce24"/>
          <table:table-cell table:style-name="ce24" office:value-type="string" calcext:value-type="string">
            <text:p>₪(,)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{;}</text:p>
          </table:table-cell>
          <table:table-cell table:style-name="ce24"/>
          <table:table-cell table:style-name="ce24" office:value-type="string" calcext:value-type="string">
            <text:p>{x;P}=₪(P)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{|}</text:p>
          </table:table-cell>
          <table:table-cell table:style-name="ce24"/>
          <table:table-cell table:style-name="ce24" office:value-type="string" calcext:value-type="string">
            <text:p>{x|P}=₪(P)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⫕,⫖</text:p>
          </table:table-cell>
          <table:table-cell table:style-name="ce24"/>
          <table:table-cell table:style-name="ce24" office:value-type="string" calcext:value-type="string">
            <text:p>vGktLR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⫕|⫖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⫕;⫖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[,]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[|]</text:p>
          </table:table-cell>
          <table:table-cell table:style-name="ce24"/>
          <table:table-cell table:style-name="ce24" office:value-type="string" calcext:value-type="string">
            <text:p>?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[;]</text:p>
          </table:table-cell>
          <table:table-cell table:style-name="ce24"/>
          <table:table-cell table:style-name="ce24" office:value-type="string" calcext:value-type="string">
            <text:p>[a;b]=sGgmA AtR(a,b)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⟦,⟧</text:p>
          </table:table-cell>
          <table:table-cell table:style-name="ce24" table:number-columns-repeated="2"/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⟦|⟧</text:p>
          </table:table-cell>
          <table:table-cell table:style-name="ce24" table:number-columns-repeated="2"/>
          <table:table-cell table:style-name="ce44"/>
          <table:table-cell table:number-columns-repeated="1016"/>
        </table:table-row>
        <table:table-row table:style-name="ro1">
          <table:table-cell table:style-name="ce24" table:number-columns-repeated="2"/>
          <table:table-cell table:style-name="ce24" office:value-type="string" calcext:value-type="string">
            <text:p>⟦;⟧</text:p>
          </table:table-cell>
          <table:table-cell table:style-name="ce24"/>
          <table:table-cell table:style-name="ce24" office:value-type="string" calcext:value-type="string">
            <text:p>⟦;⟧=sGgmA AtR(a,b) dA ℕ</text:p>
          </table:table-cell>
          <table:table-cell table:style-name="ce44"/>
          <table:table-cell table:number-columns-repeated="1016"/>
        </table:table-row>
        <table:table-row table:style-name="ro20">
          <table:table-cell table:style-name="ce25" office:value-type="string" calcext:value-type="string" table:number-columns-spanned="1" table:number-rows-spanned="6">
            <text:p>xfy</text:p>
          </table:table-cell>
          <table:table-cell table:style-name="ce25" office:value-type="string" calcext:value-type="string">
            <text:p>∘</text:p>
          </table:table-cell>
          <table:table-cell table:style-name="ce25" office:value-type="string" calcext:value-type="string">
            <text:p>kMpozisyM daplikasyM</text:p>
          </table:table-cell>
          <table:table-cell table:style-name="ce25"/>
          <table:table-cell table:style-name="ce25">
            <draw:frame table:end-cell-address="Feuille1.E63" table:end-x="82.37mm" table:end-y="18.76mm" draw:z-index="6" draw:style-name="gr1" draw:text-style-name="P1" svg:width="67.7mm" svg:height="13.07mm" svg:x="14.67mm" svg:y="5.69m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covered-table-cell table:style-name="ce26"/>
          <table:table-cell table:style-name="ce25" table:number-columns-repeated="4"/>
          <table:table-cell table:number-columns-repeated="1017"/>
        </table:table-row>
        <table:table-row table:style-name="ro1">
          <table:covered-table-cell table:style-name="ce26"/>
          <table:table-cell table:style-name="ce25" table:number-columns-repeated="4"/>
          <table:table-cell table:number-columns-repeated="1017"/>
        </table:table-row>
        <table:table-row table:style-name="ro21">
          <table:covered-table-cell table:style-name="ce26"/>
          <table:table-cell table:style-name="ce25" table:number-columns-repeated="4"/>
          <table:table-cell table:number-columns-repeated="1017"/>
        </table:table-row>
        <table:table-row table:style-name="ro1">
          <table:covered-table-cell table:style-name="ce26"/>
          <table:table-cell table:style-name="ce25" table:number-columns-repeated="4"/>
          <table:table-cell table:number-columns-repeated="1017"/>
        </table:table-row>
        <table:table-row table:style-name="ro1">
          <table:covered-table-cell table:style-name="ce26"/>
          <table:table-cell table:style-name="ce25" table:number-columns-repeated="4"/>
          <table:table-cell table:number-columns-repeated="1017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p0l9sdok" svg:font-family="p0l9sd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9l_28_b1z_29_" style:display-name="st9l(b1z)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mm"/>
      <style:text-properties fo:color="#ffffff" style:text-outline="false" style:text-line-through-style="none" style:text-line-through-type="none" style:font-name="p0l9s" fo:font-family="p0l9s" style:font-family-generic="swiss" style:font-pitch="variable" fo:font-size="10pt" fo:language="fr" fo:country="LU" fo:font-style="normal" fo:text-shadow="none" style:text-underline-style="none" fo:font-weight="bold" style:text-underline-mode="continuous" style:text-overline-mode="continuous" style:text-line-through-mode="continuous" style:font-size-asian="10pt" style:language-asian="hi" style:country-asian="IN" style:font-style-asian="normal" style:font-weight-asian="bold" style:font-name-complex="p0l9s" style:font-family-complex="p0l9s" style:font-family-generic-complex="swiss" style:font-pitch-complex="variable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4:22:39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12:25.489000000</meta:creation-date>
    <meta:generator>LibreOffice/6.0.7.3$Windows_X86_64 LibreOffice_project/dc89aa7a9eabfd848af146d5086077aeed2ae4a5</meta:generator>
    <dc:date>2019-03-09T14:50:59.625000000</dc:date>
    <meta:editing-duration>P2DT23H12M46S</meta:editing-duration>
    <meta:editing-cycles>59</meta:editing-cycles>
    <meta:document-statistic meta:table-count="1" meta:cell-count="165" meta:object-count="7"/>
  </office:meta>
</office:document-meta>
</file>

<file path=Object 1/content.xml><?xml version="1.0" encoding="utf-8"?>
<math xmlns="http://www.w3.org/1998/Math/MathML" display="block">
  <semantics>
    <mstyle color="white">
      <mrow>
        <mrow/>
        <mo stretchy="false">∗</mo>
        <mrow/>
      </mrow>
    </mstyle>
    <annotation encoding="StarMath 5.0">color white { {}*{} }</annotation>
  </semantics>
</math>
</file>

<file path=Object 2/content.xml><?xml version="1.0" encoding="utf-8"?>
<math xmlns="http://www.w3.org/1998/Math/MathML" display="block">
  <semantics>
    <mstyle color="white">
      <mrow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i>a</mi>
            <mrow>
              <mo fence="true" stretchy="false">(</mo>
              <mrow>
                <mrow>
                  <mi>x</mi>
                  <mo stretchy="false">−</mo>
                  <mi>t</mi>
                </mrow>
              </mrow>
              <mo fence="true" stretchy="false">)</mo>
            </mrow>
          </mrow>
        </mrow>
        <mi>·</mi>
        <mi>b</mi>
        <mrow>
          <mo fence="true" stretchy="false">(</mo>
          <mrow>
            <mi>t</mi>
          </mrow>
          <mo fence="true" stretchy="false">)</mo>
        </mrow>
        <mi>·</mi>
        <mi mathvariant="italic">dt</mi>
      </mrow>
    </mstyle>
    <annotation encoding="StarMath 5.0">color white { int from {-infinity} to {infinity}{a(x-t)}·b(t)·dt }</annotation>
  </semantics>
</math>
</file>

<file path=Object 3/content.xml><?xml version="1.0" encoding="utf-8"?>
<math xmlns="http://www.w3.org/1998/Math/MathML" display="block">
  <semantics>
    <mstyle color="white">
      <mrow>
        <mo stretchy="false">∫</mo>
        <mrow/>
      </mrow>
    </mstyle>
    <annotation encoding="StarMath 5.0">color white { int nospace {}  }</annotation>
  </semantics>
</math>
</file>

<file path=Object 4/content.xml><?xml version="1.0" encoding="utf-8"?>
<math xmlns="http://www.w3.org/1998/Math/MathML" display="block">
  <semantics>
    <mstyle color="white">
      <mtable>
        <mtr>
          <mtd>
            <mrow>
              <mrow>
                <mo stretchy="false">∫</mo>
                <mspace width="0.5em"/>
              </mrow>
              <mi mathvariant="normal">:</mi>
            </mrow>
          </mtd>
          <mtd>
            <mrow>
              <mo fence="true" stretchy="true">{</mo>
              <mrow>
                <mtable>
                  <mtr>
                    <mtd>
                      <mi>E</mi>
                    </mtd>
                    <mtd>
                      <mi>→</mi>
                    </mtd>
                    <mtd>
                      <mi>E</mi>
                    </mtd>
                  </mtr>
                  <mtr>
                    <mtd>
                      <mi>x</mi>
                    </mtd>
                    <mtd>
                      <mi>↦</mi>
                    </mtd>
                    <mtd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}</mo>
            </mrow>
          </mtd>
          <mtd>
            <mi>→</mi>
          </mtd>
          <mtd>
            <mrow>
              <mo fence="true" stretchy="true">{</mo>
              <mrow>
                <mtable>
                  <mtr>
                    <mtd>
                      <mi>E</mi>
                    </mtd>
                    <mtd>
                      <mo stretchy="false">→</mo>
                    </mtd>
                    <mtd>
                      <mi>E</mi>
                    </mtd>
                  </mtr>
                  <mtr>
                    <mtd>
                      <mi>x</mi>
                    </mtd>
                    <mtd>
                      <mi>↦</mi>
                    </mtd>
                    <mtd>
                      <mrow>
                        <mi>f</mi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}</mo>
            </mrow>
          </mtd>
        </mtr>
        <mtr>
          <mtd>
            <mspace width="0.5em"/>
          </mtd>
          <mtd>
            <mrow>
              <mo fence="true" stretchy="false">(</mo>
              <mrow>
                <mrow>
                  <mi>f</mi>
                  <mi mathvariant="normal">:</mi>
                  <mrow>
                    <mi>E</mi>
                    <mo stretchy="false">→</mo>
                    <mi>E</mi>
                  </mrow>
                  <mi>,</mi>
                  <mi>x</mi>
                </mrow>
              </mrow>
              <mo fence="true" stretchy="false">)</mo>
            </mrow>
          </mtd>
          <mtd>
            <mtext>↦</mtext>
          </mtd>
          <mtd>
            <mrow>
              <mo fence="true" stretchy="true">{</mo>
              <mrow>
                <mrow>
                  <mrow>
                    <mi>F</mi>
                    <mo stretchy="false">∣</mo>
                    <mfrac>
                      <mi mathvariant="italic">dF</mi>
                      <mi mathvariant="italic">dx</mi>
                    </mfrac>
                    <mo stretchy="false">=</mo>
                    <mi>f</mi>
                  </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fence="true" stretchy="true">}</mo>
            </mrow>
          </mtd>
        </mtr>
      </mtable>
    </mstyle>
    <annotation encoding="StarMath 5.0">color white { matrix{int ` : # left lbrace matrix{E # → #E ## x # ↦ # f(x)} right rbrace # → # left lbrace matrix{E # toward # E ## x # ↦ # f(x)} right rbrace ## ` # (f:E toward E,x) # "↦" # left lbrace F divides dF over dx=f(x) right rbrace }}

</annotation>
  </semantics>
</math>
</file>

<file path=Object 5/content.xml><?xml version="1.0" encoding="utf-8"?>
<math xmlns="http://www.w3.org/1998/Math/MathML" display="block">
  <semantics>
    <mstyle color="white">
      <mtable>
        <mtr>
          <mtd>
            <mrow>
              <mo stretchy="false">∘</mo>
              <mi mathvariant="normal">:</mi>
            </mrow>
          </mtd>
          <mtd>
            <mrow>
              <mi>₪</mi>
              <mrow>
                <mo fence="true" stretchy="false">(</mo>
                <mrow>
                  <mrow>
                    <mi>A</mi>
                    <mi>←</mi>
                    <mi>B</mi>
                  </mrow>
                </mrow>
                <mo fence="true" stretchy="false">)</mo>
              </mrow>
            </mrow>
          </mtd>
          <mtd>
            <mi>×</mi>
          </mtd>
          <mtd>
            <mrow>
              <mi>₪</mi>
              <mrow>
                <mo fence="true" stretchy="false">(</mo>
                <mrow>
                  <mrow>
                    <mi>B</mi>
                    <mi>←</mi>
                    <mi>C</mi>
                  </mrow>
                </mrow>
                <mo fence="true" stretchy="false">)</mo>
              </mrow>
            </mrow>
          </mtd>
          <mtd>
            <mi>→</mi>
          </mtd>
          <mtd>
            <mrow>
              <mi>₪</mi>
              <mrow>
                <mo fence="true" stretchy="false">(</mo>
                <mrow>
                  <mrow>
                    <mi>A</mi>
                    <mi>←</mi>
                    <mi>C</mi>
                  </mrow>
                </mrow>
                <mo fence="true" stretchy="false">)</mo>
              </mrow>
            </mrow>
          </mtd>
        </mtr>
        <mtr>
          <mtd>
            <mspace width="0.5em"/>
          </mtd>
          <mtd>
            <mi>f</mi>
          </mtd>
          <mtd>
            <mi>,</mi>
          </mtd>
          <mtd>
            <mi>g</mi>
          </mtd>
          <mtd>
            <mtext>↦</mtext>
          </mtd>
          <mtd>
            <mrow>
              <mi>f</mi>
              <mo stretchy="false">∘</mo>
              <mi>g</mi>
            </mrow>
          </mtd>
        </mtr>
      </mtable>
    </mstyle>
    <annotation encoding="StarMath 5.0">color white { matrix{circ : # ₪ (A←B)#×#₪ (B←C) # → # ₪ (A←C) ## ` # f#,#g # "↦" #  f circ g}}</annotation>
  </semantics>
</math>
</file>

<file path=Object 6/content.xml><?xml version="1.0" encoding="utf-8"?>
<math xmlns="http://www.w3.org/1998/Math/MathML" display="block">
  <semantics>
    <mstyle color="white">
      <mrow>
        <mi>x</mi>
        <mrow>
          <mrow>
            <mo fence="true" stretchy="false">(</mo>
            <mrow>
              <mrow>
                <msub>
                  <mi>v</mi>
                  <mi>p</mi>
                </msub>
                <mi>,</mi>
                <mn>...</mn>
                <mi>,</mi>
                <msub>
                  <mi>v</mi>
                  <mi>ω</mi>
                </msub>
              </mrow>
            </mrow>
            <mo fence="true" stretchy="false">)</mo>
          </mrow>
          <mo stretchy="false">=</mo>
          <mrow>
            <munder>
              <mo stretchy="false">∑</mo>
              <mrow>
                <mi>σ</mi>
                <mi>∈</mi>
                <msub>
                  <mi>P</mi>
                  <mi>ω</mi>
                </msub>
              </mrow>
            </munder>
            <mrow>
              <mo fence="true" stretchy="false">(</mo>
              <mrow>
                <mi mathvariant="italic">εσ</mi>
              </mrow>
              <mo fence="true" stretchy="false">)</mo>
            </mrow>
          </mrow>
        </mrow>
        <mi>·</mi>
        <mrow>
          <munderover>
            <mo stretchy="false">∏</mo>
            <mrow>
              <mi>j</mi>
              <mo stretchy="false">=</mo>
              <mi>p</mi>
            </mrow>
            <mi>ω</mi>
          </munderover>
          <mi>f</mi>
        </mrow>
        <mrow>
          <mo fence="true" stretchy="false">(</mo>
          <mrow>
            <mrow>
              <msub>
                <mi>e</mi>
                <mi>p</mi>
              </msub>
              <mi>,</mi>
              <mn>...</mn>
              <mi>,</mi>
              <msub>
                <mi>e</mi>
                <mi>ω</mi>
              </msub>
            </mrow>
          </mrow>
          <mo fence="true" stretchy="false">)</mo>
        </mrow>
      </mrow>
    </mstyle>
    <annotation encoding="StarMath 5.0">color white { x(v_p,...,v_ω)=sum from{σ∈P_ω} (εσ) ·prod from{j=p} to {ω} f( e_p,...,e_ω)}</annotation>
  </semantics>
</math>
</file>

<file path=Object 7/content.xml><?xml version="1.0" encoding="utf-8"?>
<math xmlns="http://www.w3.org/1998/Math/MathML" display="block">
  <semantics>
    <mstyle color="white">
      <mtable>
        <mtr>
          <mtd>
            <mrow>
              <mi>∘</mi>
              <mi mathvariant="normal">:</mi>
            </mrow>
          </mtd>
          <mtd>
            <mrow>
              <mi>F</mi>
              <mrow>
                <mrow>
                  <mo fence="true" stretchy="false">(</mo>
                  <mrow>
                    <mrow>
                      <mi>C</mi>
                      <mi>←</mi>
                      <mi>B</mi>
                    </mrow>
                  </mrow>
                  <mo fence="true" stretchy="false">)</mo>
                </mrow>
                <mo stretchy="false">×</mo>
                <mi>F</mi>
              </mrow>
              <mrow>
                <mo fence="true" stretchy="false">(</mo>
                <mrow>
                  <mrow>
                    <mi>B</mi>
                    <mi>←</mi>
                    <mi>A</mi>
                  </mrow>
                </mrow>
                <mo fence="true" stretchy="false">)</mo>
              </mrow>
            </mrow>
          </mtd>
          <mtd>
            <mtext>→</mtext>
          </mtd>
          <mtd>
            <mrow>
              <mi>F</mi>
              <mrow>
                <mo fence="true" stretchy="false">(</mo>
                <mrow>
                  <mrow>
                    <mi>C</mi>
                    <mi>←</mi>
                    <mi>A</mi>
                  </mrow>
                </mrow>
                <mo fence="true" stretchy="false">)</mo>
              </mrow>
            </mrow>
          </mtd>
        </mtr>
        <mtr>
          <mtd>
            <mtext/>
          </mtd>
          <mtd>
            <mrow>
              <mi mathvariant="italic">ɛf</mi>
              <mi>,</mi>
              <mi mathvariant="italic">gɜ</mi>
            </mrow>
          </mtd>
          <mtd>
            <mtext>↦</mtext>
          </mtd>
          <mtd>
            <mrow>
              <mrow>
                <mi>h</mi>
                <mo stretchy="false">=</mo>
                <mi>f</mi>
              </mrow>
              <mi>∘</mi>
              <mi>g</mi>
            </mrow>
          </mtd>
        </mtr>
      </mtable>
    </mstyle>
    <annotation encoding="StarMath 5.0">color white { matrix{∘ : #F(C←B) times F(B←A) # "→" # F(C←A) ## "" # ɛf,gɜ # "↦" # h=f∘g}}</annotation>
  </semantics>
</math>
</file>